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9cm double #000000" style:border-line-width-bottom="0.002cm 0.035cm 0.002cm" fo:border-left="0.002cm solid #000000" fo:padding="0.085cm" fo:border-right="0.002cm solid #000000" fo:border-top="0.039cm double #000000" style:border-line-width-top="0.002cm 0.035cm 0.002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f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20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21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ffff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2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8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29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33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34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36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7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8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9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4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5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6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7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9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start"/>
    </style:style>
    <style:style style:name="ce5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1&quot;;&quot;2&quot;;&quot;3&quot;;&quot;4&quot;;&quot;5&quot;)" table:allow-empty-cell="true" table:display-list="unsorted" table:base-cell-address="Backlog.I43"/>
        <table:content-validation table:name="val4" table:condition="of:cell-content-is-in-list(&quot;Mario Batres&quot;;&quot;Axel Ruiz&quot;;&quot;Daniel Castillo&quot;;&quot;Todos&quot;)" table:allow-empty-cell="true" table:display-list="unsorted" table:base-cell-address="Backlog.L46"/>
        <table:content-validation table:name="val5" table:condition="of:cell-content-is-in-list(&quot;Terminado&quot;;&quot;En Curso&quot;;&quot;Pendiente&quot;;&quot;Eliminada&quot;)" table:allow-empty-cell="true" table:display-list="unsorted" table:base-cell-address="Backlog.K43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6"/>
        <table:table-column table:style-name="co3" table:default-cell-style-name="ce20"/>
        <table:table-column table:style-name="co5" table:default-cell-style-name="ce27"/>
        <table:table-column table:style-name="co5" table:number-columns-repeated="3" table:default-cell-style-name="ce34"/>
        <table:table-column table:style-name="co5" table:default-cell-style-name="ce37"/>
        <table:table-column table:style-name="co6" table:default-cell-style-name="ce41"/>
        <table:table-column table:style-name="co8" table:default-cell-style-name="ce45"/>
        <table:table-column table:style-name="co9" table:default-cell-style-name="ce49"/>
        <table:table-column table:style-name="co4" table:default-cell-style-name="ce53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8" office:value-type="string" table:number-columns-spanned="14" table:number-rows-spanned="1">
            <text:p>Product Backlog (Versión 2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4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Horas reales</text:p>
          </table:table-cell>
          <table:table-cell table:style-name="ce9" office:value-type="string">
            <text:p>Días reale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  <table:table-cell table:style-name="ce9" office:value-type="string">
            <text:p>Código</text:p>
          </table:table-cell>
        </table:table-row>
        <table:table-row table:style-name="ro5">
          <table:table-cell/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onfiguración</text:p>
          </table:table-cell>
          <table:table-cell table:style-name="ce15" office:value-type="string">
            <text:p>Creación del diagrama ER de la base de datos</text:p>
          </table:table-cell>
          <table:table-cell table:style-name="ce19" office:value-type="string">
            <text:p>Se debe de crear el modelo de base de datos sobre el cual funcionara el sistema</text:p>
          </table:table-cell>
          <table:table-cell table:style-name="ce26" office:value-type="float" office:value="18">
            <text:p>18</text:p>
          </table:table-cell>
          <table:table-cell table:style-name="ce33" table:formula="of:=[.G5]/[Descripción.C25]" office:value-type="float" office:value="6">
            <text:p>6</text:p>
          </table:table-cell>
          <table:table-cell table:style-name="ce33" office:value-type="float" office:value="18">
            <text:p>18</text:p>
          </table:table-cell>
          <table:table-cell table:style-name="ce33" table:formula="of:=[.I5]/[Descripción.C25]" office:value-type="float" office:value="6">
            <text:p>6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Daniel Castillo</text:p>
          </table:table-cell>
          <table:table-cell table:style-name="ce44" table:content-validation-name="val5" office:value-type="string">
            <text:p>Terminado</text:p>
          </table:table-cell>
          <table:table-cell table:style-name="ce48"/>
          <table:table-cell table:style-name="ce52" table:formula="of:=IF([.M5]=&quot;Terminado&quot;;IF([.L5]=&quot;Daniel Castillo&quot;;[.K5]+10;IF([.L5]=&quot;Mario Batres&quot;;[.K5]+20;0));0)" office:value-type="float" office:value="11">
            <text:p>11</text:p>
          </table:table-cell>
        </table:table-row>
        <table:table-row table:style-name="ro5">
          <table:table-cell/>
          <table:table-cell office:value-type="float" office:value="2">
            <text:p>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Integración de frameworks de trabajo</text:p>
          </table:table-cell>
          <table:table-cell office:value-type="string">
            <text:p>Se debe de crear la arquitectura con la cual se implementara el sistema</text:p>
          </table:table-cell>
          <table:table-cell office:value-type="float" office:value="15">
            <text:p>15</text:p>
          </table:table-cell>
          <table:table-cell table:formula="of:=[.G6]/[Descripción.C25]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I6]/[Descripción.C25]" office:value-type="float" office:value="5">
            <text:p>5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6]=&quot;Terminado&quot;;IF([.L6]=&quot;Daniel Castillo&quot;;[.K6]+10;IF([.L6]=&quot;Mario Batres&quot;;[.K6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3">
            <text:p>3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Seguridad</text:p>
          </table:table-cell>
          <table:table-cell table:style-name="ce15" office:value-type="string">
            <text:p>Configuración de Spring-Security</text:p>
          </table:table-cell>
          <table:table-cell table:style-name="ce19" office:value-type="string">
            <text:p>Se debe de realizar la configuración e integración de Spring Security con el resto de frameworks</text:p>
          </table:table-cell>
          <table:table-cell table:style-name="ce26" office:value-type="float" office:value="6">
            <text:p>6</text:p>
          </table:table-cell>
          <table:table-cell table:style-name="ce33" table:formula="of:=[.G7]/[Descripción.C25]" office:value-type="float" office:value="2">
            <text:p>2</text:p>
          </table:table-cell>
          <table:table-cell table:style-name="ce33" office:value-type="float" office:value="6">
            <text:p>6</text:p>
          </table:table-cell>
          <table:table-cell table:style-name="ce33" table:formula="of:=[.I7]/[Descripción.C25]" office:value-type="float" office:value="2">
            <text:p>2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Daniel Castillo</text:p>
          </table:table-cell>
          <table:table-cell table:style-name="ce44" table:content-validation-name="val5" office:value-type="string">
            <text:p>Terminado</text:p>
          </table:table-cell>
          <table:table-cell table:style-name="ce48"/>
          <table:table-cell table:style-name="ce52" table:formula="of:=IF([.M7]=&quot;Terminado&quot;;IF([.L7]=&quot;Daniel Castillo&quot;;[.K7]+10;IF([.L7]=&quot;Mario Batres&quot;;[.K7]+20;0));0)" office:value-type="float" office:value="11">
            <text:p>11</text:p>
          </table:table-cell>
        </table:table-row>
        <table:table-row table:style-name="ro5">
          <table:table-cell/>
          <table:table-cell office:value-type="float" office:value="4">
            <text:p>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roles</text:p>
          </table:table-cell>
          <table:table-cell office:value-type="string">
            <text:p>Se deben de crear todos los roles con los que contara el sistema</text:p>
          </table:table-cell>
          <table:table-cell/>
          <table:table-cell table:formula="of:=[.G8]/[Descripción.C25]" office:value-type="float" office:value="0">
            <text:p>0</text:p>
          </table:table-cell>
          <table:table-cell/>
          <table:table-cell table:formula="of:=[.I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8]=&quot;Terminado&quot;;IF([.L8]=&quot;Daniel Castillo&quot;;[.K8]+10;IF([.L8]=&quot;Mario Batres&quot;;[.K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5">
            <text:p>5</text:p>
          </table:table-cell>
          <table:table-cell table:style-name="ce10" table:content-validation-name="val1" office:value-type="string">
            <text:p>Baja</text:p>
          </table:table-cell>
          <table:table-cell table:style-name="ce10" table:content-validation-name="val2" office:value-type="string">
            <text:p>Seguridad</text:p>
          </table:table-cell>
          <table:table-cell table:style-name="ce15" office:value-type="string">
            <text:p>Creación de perfiles</text:p>
          </table:table-cell>
          <table:table-cell table:style-name="ce19" office:value-type="string">
            <text:p>Se deben agrupar roles en perfiles para facilitar la asignación de permisos a los usuarios</text:p>
          </table:table-cell>
          <table:table-cell table:style-name="ce26"/>
          <table:table-cell table:style-name="ce33" table:formula="of:=[.G9]/[Descripción.C25]" office:value-type="float" office:value="0">
            <text:p>0</text:p>
          </table:table-cell>
          <table:table-cell table:style-name="ce33"/>
          <table:table-cell table:style-name="ce33" table:formula="of:=[.I9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9]=&quot;Terminado&quot;;IF([.L9]=&quot;Daniel Castillo&quot;;[.K9]+10;IF([.L9]=&quot;Mario Batres&quot;;[.K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6">
            <text:p>6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Mapeo de roles a funcionalidades del sistema</text:p>
          </table:table-cell>
          <table:table-cell office:value-type="string">
            <text:p>Asignar que roles pueden acceder a las funcionalidades del sistema</text:p>
          </table:table-cell>
          <table:table-cell/>
          <table:table-cell table:formula="of:=[.G10]/[Descripción.C25]" office:value-type="float" office:value="0">
            <text:p>0</text:p>
          </table:table-cell>
          <table:table-cell/>
          <table:table-cell table:formula="of:=[.I1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0]=&quot;Terminado&quot;;IF([.L10]=&quot;Daniel Castillo&quot;;[.K10]+10;IF([.L10]=&quot;Mario Batres&quot;;[.K1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7">
            <text:p>7</text:p>
          </table:table-cell>
          <table:table-cell table:style-name="ce10" table:content-validation-name="val1" office:value-type="string">
            <text:p>Baja</text:p>
          </table:table-cell>
          <table:table-cell table:style-name="ce10" table:content-validation-name="val2" office:value-type="string">
            <text:p>Seguridad</text:p>
          </table:table-cell>
          <table:table-cell table:style-name="ce15" office:value-type="string">
            <text:p>Asignación de perfiles a usuarios</text:p>
          </table:table-cell>
          <table:table-cell table:style-name="ce19" office:value-type="string">
            <text:p>Asignación de perfiles a usuarios</text:p>
          </table:table-cell>
          <table:table-cell table:style-name="ce26"/>
          <table:table-cell table:style-name="ce33" table:formula="of:=[.G11]/[Descripción.C25]" office:value-type="float" office:value="0">
            <text:p>0</text:p>
          </table:table-cell>
          <table:table-cell table:style-name="ce33"/>
          <table:table-cell table:style-name="ce33" table:formula="of:=[.I11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11]=&quot;Terminado&quot;;IF([.L11]=&quot;Daniel Castillo&quot;;[.K11]+10;IF([.L11]=&quot;Mario Batres&quot;;[.K1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8">
            <text:p>8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Carrera</text:p>
          </table:table-cell>
          <table:table-cell office:value-type="string">
            <text:p>ABC de Área-Estudio</text:p>
          </table:table-cell>
          <table:table-cell/>
          <table:table-cell/>
          <table:table-cell table:formula="of:=[.G12]/[Descripción.C25]" office:value-type="float" office:value="0">
            <text:p>0</text:p>
          </table:table-cell>
          <table:table-cell/>
          <table:table-cell table:formula="of:=[.I1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2]=&quot;Terminado&quot;;IF([.L12]=&quot;Daniel Castillo&quot;;[.K12]+10;IF([.L12]=&quot;Mario Batres&quot;;[.K12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9">
            <text:p>9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rrera</text:p>
          </table:table-cell>
          <table:table-cell table:style-name="ce15" office:value-type="string">
            <text:p>Crear Pensum</text:p>
          </table:table-cell>
          <table:table-cell table:style-name="ce19" office:value-type="string">
            <text:p>Funcionalidad para agregar nuevo pensum, se incluye la asignación de cursos al pensum</text:p>
          </table:table-cell>
          <table:table-cell table:style-name="ce26" office:value-type="float" office:value="15">
            <text:p>15</text:p>
          </table:table-cell>
          <table:table-cell table:style-name="ce33" table:formula="of:=[.G13]/[Descripción.C25]" office:value-type="float" office:value="5">
            <text:p>5</text:p>
          </table:table-cell>
          <table:table-cell table:style-name="ce33"/>
          <table:table-cell table:style-name="ce33" table:formula="of:=[.I13]/[Descripción.C25]" office:value-type="float" office:value="0">
            <text:p>0</text:p>
          </table:table-cell>
          <table:table-cell table:style-name="ce36" table:content-validation-name="val3" office:value-type="float" office:value="2">
            <text:p>2</text:p>
          </table:table-cell>
          <table:table-cell table:style-name="ce40" table:content-validation-name="val4" office:value-type="string">
            <text:p>Daniel Castillo</text:p>
          </table:table-cell>
          <table:table-cell table:style-name="ce44" table:content-validation-name="val5" office:value-type="string">
            <text:p>En Curso</text:p>
          </table:table-cell>
          <table:table-cell table:style-name="ce48"/>
          <table:table-cell table:style-name="ce52" table:formula="of:=IF([.M13]=&quot;Terminado&quot;;IF([.L13]=&quot;Daniel Castillo&quot;;[.K13]+10;IF([.L13]=&quot;Mario Batres&quot;;[.K1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0">
            <text:p>1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Asignación de carrera simultánea</text:p>
          </table:table-cell>
          <table:table-cell/>
          <table:table-cell/>
          <table:table-cell table:formula="of:=[.G14]/[Descripción.C25]" office:value-type="float" office:value="0">
            <text:p>0</text:p>
          </table:table-cell>
          <table:table-cell/>
          <table:table-cell table:formula="of:=[.I1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4]=&quot;Terminado&quot;;IF([.L14]=&quot;Daniel Castillo&quot;;[.K14]+10;IF([.L14]=&quot;Mario Batres&quot;;[.K1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1">
            <text:p>1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rrera</text:p>
          </table:table-cell>
          <table:table-cell table:style-name="ce15" office:value-type="string">
            <text:p>Cambio de carrera</text:p>
          </table:table-cell>
          <table:table-cell table:style-name="ce19"/>
          <table:table-cell table:style-name="ce26"/>
          <table:table-cell table:style-name="ce33" table:formula="of:=[.G15]/[Descripción.C25]" office:value-type="float" office:value="0">
            <text:p>0</text:p>
          </table:table-cell>
          <table:table-cell table:style-name="ce33"/>
          <table:table-cell table:style-name="ce33" table:formula="of:=[.I15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15]=&quot;Terminado&quot;;IF([.L15]=&quot;Daniel Castillo&quot;;[.K15]+10;IF([.L15]=&quot;Mario Batres&quot;;[.K15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2">
            <text:p>1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ltas, cambios y búsquedas de Estudiante</text:p>
          </table:table-cell>
          <table:table-cell office:value-type="string">
            <text:p>Se incluye la creación de usuario y la asignación de carrera</text:p>
          </table:table-cell>
          <table:table-cell office:value-type="float" office:value="23">
            <text:p>23</text:p>
          </table:table-cell>
          <table:table-cell table:formula="of:=[.G16]/[Descripción.C25]" office:value-type="float" office:value="7.66666666666667">
            <text:p>7.67</text:p>
          </table:table-cell>
          <table:table-cell office:value-type="float" office:value="23">
            <text:p>23</text:p>
          </table:table-cell>
          <table:table-cell table:formula="of:=[.I16]/[Descripción.C25]" office:value-type="float" office:value="7.66666666666667">
            <text:p>7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16]=&quot;Terminado&quot;;IF([.L16]=&quot;Daniel Castillo&quot;;[.K16]+10;IF([.L16]=&quot;Mario Batres&quot;;[.K16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13">
            <text:p>1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Estudiante</text:p>
          </table:table-cell>
          <table:table-cell table:style-name="ce15" office:value-type="string">
            <text:p>ABC de Documento</text:p>
          </table:table-cell>
          <table:table-cell table:style-name="ce19"/>
          <table:table-cell table:style-name="ce26"/>
          <table:table-cell table:style-name="ce33" table:formula="of:=[.G17]/[Descripción.C25]" office:value-type="float" office:value="0">
            <text:p>0</text:p>
          </table:table-cell>
          <table:table-cell table:style-name="ce33"/>
          <table:table-cell table:style-name="ce33" table:formula="of:=[.I17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 office:value-type="string">
            <text:p>Estos documentos son la papelería de requisito</text:p>
          </table:table-cell>
          <table:table-cell table:style-name="ce52" table:formula="of:=IF([.M17]=&quot;Terminado&quot;;IF([.L17]=&quot;Daniel Castillo&quot;;[.K17]+10;IF([.L17]=&quot;Mario Batres&quot;;[.K1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4">
            <text:p>1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signación de documentos entregados</text:p>
          </table:table-cell>
          <table:table-cell/>
          <table:table-cell/>
          <table:table-cell table:formula="of:=[.G18]/[Descripción.C25]" office:value-type="float" office:value="0">
            <text:p>0</text:p>
          </table:table-cell>
          <table:table-cell/>
          <table:table-cell table:formula="of:=[.I1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Estos documentos son la papelería de requisito</text:p>
          </table:table-cell>
          <table:table-cell table:formula="of:=IF([.M18]=&quot;Terminado&quot;;IF([.L18]=&quot;Daniel Castillo&quot;;[.K18]+10;IF([.L18]=&quot;Mario Batres&quot;;[.K1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5">
            <text:p>15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Estudiante</text:p>
          </table:table-cell>
          <table:table-cell table:style-name="ce15" office:value-type="string">
            <text:p>Agregar Curso-Extra a Estudiante</text:p>
          </table:table-cell>
          <table:table-cell table:style-name="ce19"/>
          <table:table-cell table:style-name="ce26"/>
          <table:table-cell table:style-name="ce33" table:formula="of:=[.G19]/[Descripción.C25]" office:value-type="float" office:value="0">
            <text:p>0</text:p>
          </table:table-cell>
          <table:table-cell table:style-name="ce33"/>
          <table:table-cell table:style-name="ce33" table:formula="of:=[.I19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 office:value-type="string">
            <text:p>Estos son los cursos de computación, lenguas y otros</text:p>
          </table:table-cell>
          <table:table-cell table:style-name="ce52" table:formula="of:=IF([.M19]=&quot;Terminado&quot;;IF([.L19]=&quot;Daniel Castillo&quot;;[.K19]+10;IF([.L19]=&quot;Mario Batres&quot;;[.K1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6">
            <text:p>16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0]/[Descripción.C25]" office:value-type="float" office:value="0">
            <text:p>0</text:p>
          </table:table-cell>
          <table:table-cell/>
          <table:table-cell table:formula="of:=[.I2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0]=&quot;Terminado&quot;;IF([.L20]=&quot;Daniel Castillo&quot;;[.K20]+10;IF([.L20]=&quot;Mario Batres&quot;;[.K2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7">
            <text:p>17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Estudiante</text:p>
          </table:table-cell>
          <table:table-cell table:style-name="ce15" office:value-type="string">
            <text:p>Cambiar usuario y contraseña</text:p>
          </table:table-cell>
          <table:table-cell table:style-name="ce19"/>
          <table:table-cell table:style-name="ce26"/>
          <table:table-cell table:style-name="ce33" table:formula="of:=[.G21]/[Descripción.C25]" office:value-type="float" office:value="0">
            <text:p>0</text:p>
          </table:table-cell>
          <table:table-cell table:style-name="ce33"/>
          <table:table-cell table:style-name="ce33" table:formula="of:=[.I21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21]=&quot;Terminado&quot;;IF([.L21]=&quot;Daniel Castillo&quot;;[.K21]+10;IF([.L21]=&quot;Mario Batres&quot;;[.K2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8">
            <text:p>1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Altas, cambios y búsquedas de Catedráticos</text:p>
          </table:table-cell>
          <table:table-cell office:value-type="string">
            <text:p>Se incluye la creación de usuario y la asignación de escuela</text:p>
          </table:table-cell>
          <table:table-cell office:value-type="float" office:value="4">
            <text:p>4</text:p>
          </table:table-cell>
          <table:table-cell table:formula="of:=[.G22]/[Descripción.C25]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2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2]=&quot;Terminado&quot;;IF([.L22]=&quot;Daniel Castillo&quot;;[.K22]+10;IF([.L22]=&quot;Mario Batres&quot;;[.K22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19">
            <text:p>19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Catedrático</text:p>
          </table:table-cell>
          <table:table-cell table:style-name="ce15" office:value-type="string">
            <text:p>Editar información personal por él mismo</text:p>
          </table:table-cell>
          <table:table-cell table:style-name="ce19"/>
          <table:table-cell table:style-name="ce26"/>
          <table:table-cell table:style-name="ce33" table:formula="of:=[.G23]/[Descripción.C25]" office:value-type="float" office:value="0">
            <text:p>0</text:p>
          </table:table-cell>
          <table:table-cell table:style-name="ce33"/>
          <table:table-cell table:style-name="ce33" table:formula="of:=[.I23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23]=&quot;Terminado&quot;;IF([.L23]=&quot;Daniel Castillo&quot;;[.K23]+10;IF([.L23]=&quot;Mario Batres&quot;;[.K2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0">
            <text:p>2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4]/[Descripción.C25]" office:value-type="float" office:value="0">
            <text:p>0</text:p>
          </table:table-cell>
          <table:table-cell/>
          <table:table-cell table:formula="of:=[.I2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4]=&quot;Terminado&quot;;IF([.L24]=&quot;Daniel Castillo&quot;;[.K24]+10;IF([.L24]=&quot;Mario Batres&quot;;[.K2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1">
            <text:p>2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urso</text:p>
          </table:table-cell>
          <table:table-cell table:style-name="ce15" office:value-type="string">
            <text:p>ABC de Cursos</text:p>
          </table:table-cell>
          <table:table-cell table:style-name="ce19"/>
          <table:table-cell table:style-name="ce26" office:value-type="float" office:value="7">
            <text:p>7</text:p>
          </table:table-cell>
          <table:table-cell table:style-name="ce33" table:formula="of:=[.G25]/[Descripción.C25]" office:value-type="float" office:value="2.33333333333333">
            <text:p>2.33</text:p>
          </table:table-cell>
          <table:table-cell table:style-name="ce33" office:value-type="float" office:value="7">
            <text:p>7</text:p>
          </table:table-cell>
          <table:table-cell table:style-name="ce33" table:formula="of:=[.I25]/[Descripción.C25]" office:value-type="float" office:value="2.33333333333333">
            <text:p>2.33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Mario Batres</text:p>
          </table:table-cell>
          <table:table-cell table:style-name="ce44" table:content-validation-name="val5" office:value-type="string">
            <text:p>Terminado</text:p>
          </table:table-cell>
          <table:table-cell table:style-name="ce48"/>
          <table:table-cell table:style-name="ce52" table:formula="of:=IF([.M25]=&quot;Terminado&quot;;IF([.L25]=&quot;Daniel Castillo&quot;;[.K25]+10;IF([.L25]=&quot;Mario Batres&quot;;[.K25]+20;0));0)" office:value-type="float" office:value="21">
            <text:p>21</text:p>
          </table:table-cell>
        </table:table-row>
        <table:table-row table:style-name="ro5">
          <table:table-cell/>
          <table:table-cell office:value-type="float" office:value="22">
            <text:p>2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Indicadores</text:p>
          </table:table-cell>
          <table:table-cell/>
          <table:table-cell/>
          <table:table-cell table:formula="of:=[.G26]/[Descripción.C25]" office:value-type="float" office:value="0">
            <text:p>0</text:p>
          </table:table-cell>
          <table:table-cell/>
          <table:table-cell table:formula="of:=[.I2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6]=&quot;Terminado&quot;;IF([.L26]=&quot;Daniel Castillo&quot;;[.K26]+10;IF([.L26]=&quot;Mario Batres&quot;;[.K26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3">
            <text:p>2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urso</text:p>
          </table:table-cell>
          <table:table-cell table:style-name="ce15" office:value-type="string">
            <text:p>Agregar Programa-Curso</text:p>
          </table:table-cell>
          <table:table-cell table:style-name="ce19" office:value-type="string">
            <text:p>Se incluye la asignación de indicadores</text:p>
          </table:table-cell>
          <table:table-cell table:style-name="ce26"/>
          <table:table-cell table:style-name="ce33" table:formula="of:=[.G27]/[Descripción.C25]" office:value-type="float" office:value="0">
            <text:p>0</text:p>
          </table:table-cell>
          <table:table-cell table:style-name="ce33"/>
          <table:table-cell table:style-name="ce33" table:formula="of:=[.I27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 office:value-type="string">
            <text:p>Cuando se agrega un programa nuevo debe de desactivar el programa anterior</text:p>
          </table:table-cell>
          <table:table-cell table:style-name="ce52" table:formula="of:=IF([.M27]=&quot;Terminado&quot;;IF([.L27]=&quot;Daniel Castillo&quot;;[.K27]+10;IF([.L27]=&quot;Mario Batres&quot;;[.K2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4">
            <text:p>2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Horario</text:p>
          </table:table-cell>
          <table:table-cell office:value-type="string">
            <text:p>ABC de Salón</text:p>
          </table:table-cell>
          <table:table-cell/>
          <table:table-cell office:value-type="float" office:value="4">
            <text:p>4</text:p>
          </table:table-cell>
          <table:table-cell table:formula="of:=+[.G28]/3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8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8]=&quot;Terminado&quot;;IF([.L28]=&quot;Daniel Castillo&quot;;[.K28]+10;IF([.L28]=&quot;Mario Batres&quot;;[.K28]+20;0));0)" office:value-type="float" office:value="21">
            <text:p>21</text:p>
          </table:table-cell>
        </table:table-row>
        <table:table-row table:style-name="ro6">
          <table:table-cell/>
          <table:table-cell table:style-name="ce10" office:value-type="float" office:value="25">
            <text:p>25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Horario</text:p>
          </table:table-cell>
          <table:table-cell table:style-name="ce15" office:value-type="string">
            <text:p>Crear Horario</text:p>
          </table:table-cell>
          <table:table-cell table:style-name="ce19"/>
          <table:table-cell table:style-name="ce26" office:value-type="float" office:value="5">
            <text:p>5</text:p>
          </table:table-cell>
          <table:table-cell table:style-name="ce33" table:formula="of:=+[.G29]/3" office:value-type="float" office:value="1.66666666666667">
            <text:p>1.67</text:p>
          </table:table-cell>
          <table:table-cell table:style-name="ce33" office:value-type="float" office:value="5">
            <text:p>5</text:p>
          </table:table-cell>
          <table:table-cell table:style-name="ce33" table:formula="of:=[.I29]/[Descripción.C25]" office:value-type="float" office:value="1.66666666666667">
            <text:p>1.67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Mario Batres</text:p>
          </table:table-cell>
          <table:table-cell table:style-name="ce44" table:content-validation-name="val5" office:value-type="string">
            <text:p>Terminado</text:p>
          </table:table-cell>
          <table:table-cell table:style-name="ce48"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  <table:table-cell table:style-name="ce52" table:formula="of:=IF([.M29]=&quot;Terminado&quot;;IF([.L29]=&quot;Daniel Castillo&quot;;[.K29]+10;IF([.L29]=&quot;Mario Batres&quot;;[.K29]+20;0));0)" office:value-type="float" office:value="21">
            <text:p>21</text:p>
          </table:table-cell>
        </table:table-row>
        <table:table-row table:style-name="ro5">
          <table:table-cell/>
          <table:table-cell office:value-type="float" office:value="26">
            <text:p>2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Semestre</text:p>
          </table:table-cell>
          <table:table-cell/>
          <table:table-cell office:value-type="float" office:value="2">
            <text:p>2</text:p>
          </table:table-cell>
          <table:table-cell table:formula="of:=+[.G30]/3" office:value-type="float" office:value="0.666666666666667">
            <text:p>0.67</text:p>
          </table:table-cell>
          <table:table-cell office:value-type="float" office:value="2">
            <text:p>2</text:p>
          </table:table-cell>
          <table:table-cell table:formula="of:=[.I30]/[Descripción.C25]" office:value-type="float" office:value="0.666666666666667">
            <text:p>0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 office:value-type="string">
            <text:p>Se debe seleccionar automáticamente el año y número del semestre</text:p>
          </table:table-cell>
          <table:table-cell table:formula="of:=IF([.M30]=&quot;Terminado&quot;;IF([.L30]=&quot;Daniel Castillo&quot;;[.K30]+10;IF([.L30]=&quot;Mario Batres&quot;;[.K30]+20;0));0)" office:value-type="float" office:value="21">
            <text:p>21</text:p>
          </table:table-cell>
        </table:table-row>
        <table:table-row table:style-name="ro5">
          <table:table-cell/>
          <table:table-cell table:style-name="ce10" office:value-type="float" office:value="27">
            <text:p>27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ctividad</text:p>
          </table:table-cell>
          <table:table-cell table:style-name="ce15" office:value-type="string">
            <text:p>Crear Calendario-Actividades</text:p>
          </table:table-cell>
          <table:table-cell table:style-name="ce19"/>
          <table:table-cell table:style-name="ce26" office:value-type="float" office:value="21">
            <text:p>21</text:p>
          </table:table-cell>
          <table:table-cell table:style-name="ce33" table:formula="of:=[.G31]/[Descripción.C25]" office:value-type="float" office:value="7">
            <text:p>7</text:p>
          </table:table-cell>
          <table:table-cell table:style-name="ce33"/>
          <table:table-cell table:style-name="ce33" table:formula="of:=[.I31]/[Descripción.C25]" office:value-type="float" office:value="0">
            <text:p>0</text:p>
          </table:table-cell>
          <table:table-cell table:style-name="ce36" table:content-validation-name="val3" office:value-type="float" office:value="2">
            <text:p>2</text:p>
          </table:table-cell>
          <table:table-cell table:style-name="ce40" table:content-validation-name="val4" office:value-type="string">
            <text:p>Mario Batres</text:p>
          </table:table-cell>
          <table:table-cell table:style-name="ce44" table:content-validation-name="val5" office:value-type="string">
            <text:p>En Curso</text:p>
          </table:table-cell>
          <table:table-cell table:style-name="ce48" office:value-type="string">
            <text:p>Evaluar la posibilidad de que se agregue la opción de "Editar"</text:p>
          </table:table-cell>
          <table:table-cell table:style-name="ce52" table:formula="of:=IF([.M31]=&quot;Terminado&quot;;IF([.L31]=&quot;Daniel Castillo&quot;;[.K31]+10;IF([.L31]=&quot;Mario Batres&quot;;[.K3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8">
            <text:p>28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Tipo-Asignación</text:p>
          </table:table-cell>
          <table:table-cell/>
          <table:table-cell/>
          <table:table-cell table:formula="of:=[.G32]/[Descripción.C25]" office:value-type="float" office:value="0">
            <text:p>0</text:p>
          </table:table-cell>
          <table:table-cell/>
          <table:table-cell table:formula="of:=[.I3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2]=&quot;Terminado&quot;;IF([.L32]=&quot;Daniel Castillo&quot;;[.K32]+10;IF([.L32]=&quot;Mario Batres&quot;;[.K32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9">
            <text:p>29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signación</text:p>
          </table:table-cell>
          <table:table-cell table:style-name="ce15" office:value-type="string">
            <text:p>Realizar Asignación</text:p>
          </table:table-cell>
          <table:table-cell table:style-name="ce19"/>
          <table:table-cell table:style-name="ce26"/>
          <table:table-cell table:style-name="ce33" table:formula="of:=[.G33]/[Descripción.C25]" office:value-type="float" office:value="0">
            <text:p>0</text:p>
          </table:table-cell>
          <table:table-cell table:style-name="ce33"/>
          <table:table-cell table:style-name="ce33" table:formula="of:=[.I33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33]=&quot;Terminado&quot;;IF([.L33]=&quot;Daniel Castillo&quot;;[.K33]+10;IF([.L33]=&quot;Mario Batres&quot;;[.K3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0">
            <text:p>3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más cursos a un asignación ya hecha</text:p>
          </table:table-cell>
          <table:table-cell/>
          <table:table-cell/>
          <table:table-cell table:formula="of:=[.G34]/[Descripción.C25]" office:value-type="float" office:value="0">
            <text:p>0</text:p>
          </table:table-cell>
          <table:table-cell/>
          <table:table-cell table:formula="of:=[.I3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4]=&quot;Terminado&quot;;IF([.L34]=&quot;Daniel Castillo&quot;;[.K34]+10;IF([.L34]=&quot;Mario Batres&quot;;[.K3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1">
            <text:p>3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signación</text:p>
          </table:table-cell>
          <table:table-cell table:style-name="ce15" office:value-type="string">
            <text:p>Realizar Des-asignación</text:p>
          </table:table-cell>
          <table:table-cell table:style-name="ce19"/>
          <table:table-cell table:style-name="ce26"/>
          <table:table-cell table:style-name="ce33" table:formula="of:=[.G35]/[Descripción.C25]" office:value-type="float" office:value="0">
            <text:p>0</text:p>
          </table:table-cell>
          <table:table-cell table:style-name="ce33"/>
          <table:table-cell table:style-name="ce33" table:formula="of:=[.I35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35]=&quot;Terminado&quot;;IF([.L35]=&quot;Daniel Castillo&quot;;[.K35]+10;IF([.L35]=&quot;Mario Batres&quot;;[.K35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2">
            <text:p>3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semestre/vacaciones</text:p>
          </table:table-cell>
          <table:table-cell/>
          <table:table-cell/>
          <table:table-cell table:formula="of:=[.G36]/[Descripción.C25]" office:value-type="float" office:value="0">
            <text:p>0</text:p>
          </table:table-cell>
          <table:table-cell/>
          <table:table-cell table:formula="of:=[.I3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6]=&quot;Terminado&quot;;IF([.L36]=&quot;Daniel Castillo&quot;;[.K36]+10;IF([.L36]=&quot;Mario Batres&quot;;[.K36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3">
            <text:p>3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Nota</text:p>
          </table:table-cell>
          <table:table-cell table:style-name="ce15" office:value-type="string">
            <text:p>Subir notas de retrasadas</text:p>
          </table:table-cell>
          <table:table-cell table:style-name="ce19"/>
          <table:table-cell table:style-name="ce26"/>
          <table:table-cell table:style-name="ce33" table:formula="of:=[.G37]/[Descripción.C25]" office:value-type="float" office:value="0">
            <text:p>0</text:p>
          </table:table-cell>
          <table:table-cell table:style-name="ce33"/>
          <table:table-cell table:style-name="ce33" table:formula="of:=[.I37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37]=&quot;Terminado&quot;;IF([.L37]=&quot;Daniel Castillo&quot;;[.K37]+10;IF([.L37]=&quot;Mario Batres&quot;;[.K3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4">
            <text:p>3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extraordinarias</text:p>
          </table:table-cell>
          <table:table-cell/>
          <table:table-cell/>
          <table:table-cell table:formula="of:=[.G38]/[Descripción.C25]" office:value-type="float" office:value="0">
            <text:p>0</text:p>
          </table:table-cell>
          <table:table-cell/>
          <table:table-cell table:formula="of:=[.I3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8]=&quot;Terminado&quot;;IF([.L38]=&quot;Daniel Castillo&quot;;[.K38]+10;IF([.L38]=&quot;Mario Batres&quot;;[.K3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5">
            <text:p>35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Configuración</text:p>
          </table:table-cell>
          <table:table-cell table:style-name="ce15" office:value-type="string">
            <text:p>Reuniones de Toma de Requerimientos</text:p>
          </table:table-cell>
          <table:table-cell table:style-name="ce19" office:value-type="string">
            <text:p>Reuniones periódicas con los miembros del equipo y demás personas interesadas en el proyecto</text:p>
          </table:table-cell>
          <table:table-cell table:style-name="ce26" office:value-type="float" office:value="15">
            <text:p>15</text:p>
          </table:table-cell>
          <table:table-cell table:style-name="ce33" table:formula="of:=[.G39]/[Descripción.C25]" office:value-type="float" office:value="5">
            <text:p>5</text:p>
          </table:table-cell>
          <table:table-cell table:style-name="ce33" office:value-type="float" office:value="15">
            <text:p>15</text:p>
          </table:table-cell>
          <table:table-cell table:style-name="ce33" table:formula="of:=[.I39]/[Descripción.C25]" office:value-type="float" office:value="5">
            <text:p>5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Todos</text:p>
          </table:table-cell>
          <table:table-cell table:style-name="ce44" table:content-validation-name="val5" office:value-type="string">
            <text:p>En Curso</text:p>
          </table:table-cell>
          <table:table-cell table:style-name="ce48" office:value-type="string">
            <text:p>Implica reuniones con los de Trabajo Social y reuniones de análisis del proyecto.</text:p>
          </table:table-cell>
          <table:table-cell table:style-name="ce52" table:formula="of:=IF([.M39]=&quot;Terminado&quot;;IF([.L39]=&quot;Daniel Castillo&quot;;[.K39]+10;IF([.L39]=&quot;Mario Batres&quot;;[.K3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6">
            <text:p>3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Dar de baja a Estudiante</text:p>
          </table:table-cell>
          <table:table-cell office:value-type="string">
            <text:p>Se debe de quitar el acceso al sistema de estudiantes que se encuentren inactivos</text:p>
          </table:table-cell>
          <table:table-cell/>
          <table:table-cell table:formula="of:=[.G40]/[Descripción.C25]" office:value-type="float" office:value="0">
            <text:p>0</text:p>
          </table:table-cell>
          <table:table-cell/>
          <table:table-cell table:formula="of:=[.I4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Debido a que no se pueden hacer eliminaciones por las referencias existentes, solamente se deshabilita el acceso y se coloca el estado a inactivo, expulsado o retirado según sea el caso</text:p>
          </table:table-cell>
          <table:table-cell table:formula="of:=IF([.M40]=&quot;Terminado&quot;;IF([.L40]=&quot;Daniel Castillo&quot;;[.K40]+10;IF([.L40]=&quot;Mario Batres&quot;;[.K4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7">
            <text:p>37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tedrático</text:p>
          </table:table-cell>
          <table:table-cell table:style-name="ce15" office:value-type="string">
            <text:p>Dar de baja a Catedráticos</text:p>
          </table:table-cell>
          <table:table-cell table:style-name="ce19" office:value-type="string">
            <text:p>Se debe de quitar el acceso al sistema de catedráticos que se encuentren inactivos</text:p>
          </table:table-cell>
          <table:table-cell table:style-name="ce26"/>
          <table:table-cell table:style-name="ce33" table:formula="of:=[.G41]/[Descripción.C25]" office:value-type="float" office:value="0">
            <text:p>0</text:p>
          </table:table-cell>
          <table:table-cell table:style-name="ce33"/>
          <table:table-cell table:style-name="ce33" table:formula="of:=[.I41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 office:value-type="string">
            <text:p>Debido a que no se pueden hacer eliminaciones por las referencias existentes, solamente se deshabilita el acceso y se coloca el estado a inactivo, despedido o retirado según sea el caso</text:p>
          </table:table-cell>
          <table:table-cell table:style-name="ce52" table:formula="of:=IF([.M41]=&quot;Terminado&quot;;IF([.L41]=&quot;Daniel Castillo&quot;;[.K41]+10;IF([.L41]=&quot;Mario Batres&quot;;[.K4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8">
            <text:p>3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Traslado del proyecto a Maven</text:p>
          </table:table-cell>
          <table:table-cell office:value-type="string">
            <text:p>Trasladar el proyecto a la estructura de Maven para mayor control de las dependencias</text:p>
          </table:table-cell>
          <table:table-cell office:value-type="float" office:value="8">
            <text:p>8</text:p>
          </table:table-cell>
          <table:table-cell table:formula="of:=[.G42]/[Descripción.C25]" office:value-type="float" office:value="2.66666666666667">
            <text:p>2.67</text:p>
          </table:table-cell>
          <table:table-cell office:value-type="float" office:value="6">
            <text:p>6</text:p>
          </table:table-cell>
          <table:table-cell table:formula="of:=[.I42]/[Descripción.C25]" office:value-type="float" office:value="2">
            <text:p>2</text:p>
          </table:table-cell>
          <table:table-cell table:content-validation-name="val3" office:value-type="float" office:value="2">
            <text:p>2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42]=&quot;Terminado&quot;;IF([.L42]=&quot;Daniel Castillo&quot;;[.K42]+10;IF([.L42]=&quot;Mario Batres&quot;;[.K42]+20;0));0)" office:value-type="float" office:value="12">
            <text:p>12</text:p>
          </table:table-cell>
        </table:table-row>
        <table:table-row table:style-name="ro5">
          <table:table-cell/>
          <table:table-cell table:style-name="ce12" office:value-type="float" office:value="39">
            <text:p>39</text:p>
          </table:table-cell>
          <table:table-cell table:style-name="ce12" table:content-validation-name="val1" office:value-type="string">
            <text:p>Normal</text:p>
          </table:table-cell>
          <table:table-cell table:style-name="ce12" table:content-validation-name="val2" office:value-type="string">
            <text:p>Configuración</text:p>
          </table:table-cell>
          <table:table-cell table:style-name="ce17" office:value-type="string">
            <text:p>Agregar menú desplegable</text:p>
          </table:table-cell>
          <table:table-cell table:style-name="ce21" office:value-type="string">
            <text:p>Colocar todos los links de páginas, agrupados en categorías, en un menú desplegable</text:p>
          </table:table-cell>
          <table:table-cell table:style-name="ce28" office:value-type="float" office:value="3">
            <text:p>3</text:p>
          </table:table-cell>
          <table:table-cell table:style-name="ce35" table:formula="of:=[.G43]/[Descripción.C25]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table:formula="of:=[.I43]/[Descripción.C25]" office:value-type="float" office:value="0.5">
            <text:p>0.5</text:p>
          </table:table-cell>
          <table:table-cell table:style-name="ce38" table:content-validation-name="val3" office:value-type="float" office:value="2">
            <text:p>2</text:p>
          </table:table-cell>
          <table:table-cell table:style-name="ce42" table:content-validation-name="val4" office:value-type="string">
            <text:p>Daniel Castillo</text:p>
          </table:table-cell>
          <table:table-cell table:style-name="ce46" table:content-validation-name="val5" office:value-type="string">
            <text:p>Terminado</text:p>
          </table:table-cell>
          <table:table-cell table:style-name="ce50"/>
          <table:table-cell table:style-name="ce54" table:formula="of:=IF([.M43]=&quot;Terminado&quot;;IF([.L43]=&quot;Daniel Castillo&quot;;[.K43]+10;IF([.L43]=&quot;Mario Batres&quot;;[.K43]+20;0));0)" office:value-type="float" office:value="12">
            <text:p>12</text:p>
          </table:table-cell>
        </table:table-row>
        <table:table-row table:style-name="ro5">
          <table:table-cell/>
          <table:table-cell office:value-type="float" office:value="40">
            <text:p>4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r excepciones personalizadas</text:p>
          </table:table-cell>
          <table:table-cell office:value-type="string">
            <text:p>Crear excepciones personalizadas para cada tipo de operación sobre la base de datos</text:p>
          </table:table-cell>
          <table:table-cell/>
          <table:table-cell table:formula="of:=[.G44]/[Descripción.C25]" office:value-type="float" office:value="0">
            <text:p>0</text:p>
          </table:table-cell>
          <table:table-cell/>
          <table:table-cell table:formula="of:=[.I4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44]=&quot;Terminado&quot;;IF([.L44]=&quot;Daniel Castillo&quot;;[.K44]+10;IF([.L44]=&quot;Mario Batres&quot;;[.K44]+20;0));0)" office:value-type="float" office:value="0">
            <text:p>0</text:p>
          </table:table-cell>
        </table:table-row>
        <table:table-row table:style-name="ro7">
          <table:table-cell/>
          <table:table-cell table:style-name="ce12" office:value-type="float" office:value="41">
            <text:p>41</text:p>
          </table:table-cell>
          <table:table-cell table:style-name="ce12" table:content-validation-name="val1" office:value-type="string">
            <text:p>Alta</text:p>
          </table:table-cell>
          <table:table-cell table:style-name="ce12" table:content-validation-name="val2" office:value-type="string">
            <text:p>Data</text:p>
          </table:table-cell>
          <table:table-cell table:style-name="ce17" office:value-type="string">
            <text:p>Carga de archivo cvs con la información de los estudiantes (archivo proporcionado por Registro y Estadistica)</text:p>
          </table:table-cell>
          <table:table-cell table:style-name="ce21"/>
          <table:table-cell table:style-name="ce28" office:value-type="float" office:value="9">
            <text:p>9</text:p>
          </table:table-cell>
          <table:table-cell table:style-name="ce35" table:formula="of:=[.G45]/[Descripción.C25]" office:value-type="float" office:value="3">
            <text:p>3</text:p>
          </table:table-cell>
          <table:table-cell table:style-name="ce35" office:value-type="float" office:value="40">
            <text:p>40</text:p>
          </table:table-cell>
          <table:table-cell table:style-name="ce35" table:formula="of:=[.I45]/[Descripción.C25]" office:value-type="float" office:value="13.3333333333333">
            <text:p>13.33</text:p>
          </table:table-cell>
          <table:table-cell table:style-name="ce38" table:content-validation-name="val3" office:value-type="float" office:value="3">
            <text:p>3</text:p>
          </table:table-cell>
          <table:table-cell table:style-name="ce42" table:content-validation-name="val4" office:value-type="string">
            <text:p>Mario Batres</text:p>
          </table:table-cell>
          <table:table-cell table:style-name="ce46" table:content-validation-name="val5" office:value-type="string">
            <text:p>Terminado</text:p>
          </table:table-cell>
          <table:table-cell table:style-name="ce50"/>
          <table:table-cell table:style-name="ce54" table:formula="of:=IF([.M45]=&quot;Terminado&quot;;IF([.L45]=&quot;Daniel Castillo&quot;;[.K45]+10;IF([.L45]=&quot;Mario Batres&quot;;[.K45]+20;0));0)" office:value-type="float" office:value="23">
            <text:p>23</text:p>
          </table:table-cell>
        </table:table-row>
        <table:table-row table:style-name="ro8">
          <table:table-cell/>
          <table:table-cell office:value-type="float" office:value="42">
            <text:p>42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ambios en la aplicación de acuerdo a los cambios hechos en la base de datos para acoplar la carga del archivo CSV de Registro y Estadística.</text:p>
          </table:table-cell>
          <table:table-cell/>
          <table:table-cell office:value-type="float" office:value="5">
            <text:p>5</text:p>
          </table:table-cell>
          <table:table-cell table:formula="of:=[.G46]/[Descripción.C25]" office:value-type="float" office:value="1.66666666666667">
            <text:p>1.67</text:p>
          </table:table-cell>
          <table:table-cell office:value-type="float" office:value="12">
            <text:p>12</text:p>
          </table:table-cell>
          <table:table-cell table:formula="of:=[.I46]/[Descripción.C25]" office:value-type="float" office:value="4">
            <text:p>4</text:p>
          </table:table-cell>
          <table:table-cell table:content-validation-name="val3" office:value-type="float" office:value="3">
            <text:p>3</text:p>
          </table:table-cell>
          <table:table-cell table:content-validation-name="val4" office:value-type="string">
            <text:p>Mario Batres</text:p>
          </table:table-cell>
          <table:table-cell table:style-name="ce46" table:content-validation-name="val5" office:value-type="string">
            <text:p>Terminado</text:p>
          </table:table-cell>
          <table:table-cell/>
          <table:table-cell table:formula="of:=IF([.M46]=&quot;Terminado&quot;;IF([.L46]=&quot;Daniel Castillo&quot;;[.K46]+10;IF([.L46]=&quot;Mario Batres&quot;;[.K46]+20;0));0)" office:value-type="float" office:value="23">
            <text:p>23</text:p>
          </table:table-cell>
        </table:table-row>
        <table:table-row table:style-name="ro9">
          <table:table-cell/>
          <table:table-cell table:style-name="ce13" office:value-type="float" office:value="43">
            <text:p>43</text:p>
          </table:table-cell>
          <table:table-cell table:style-name="ce13" table:content-validation-name="val1" office:value-type="string">
            <text:p>Normal</text:p>
          </table:table-cell>
          <table:table-cell table:style-name="ce13" table:content-validation-name="val2" office:value-type="string">
            <text:p>Reuniones</text:p>
          </table:table-cell>
          <table:table-cell table:style-name="ce18" office:value-type="string">
            <text:p>Reuniones via chat y/o presencial para medir avance del proyecto.</text:p>
          </table:table-cell>
          <table:table-cell table:style-name="ce22"/>
          <table:table-cell table:style-name="ce29" office:value-type="float" office:value="5">
            <text:p>5</text:p>
          </table:table-cell>
          <table:table-cell table:formula="of:=[.G47]/[Descripción.C25]" office:value-type="float" office:value="1.66666666666667">
            <text:p>1.67</text:p>
          </table:table-cell>
          <table:table-cell office:value-type="float" office:value="4">
            <text:p>4</text:p>
          </table:table-cell>
          <table:table-cell table:formula="of:=[.I47]/[Descripción.C25]" office:value-type="float" office:value="1.33333333333333">
            <text:p>1.33</text:p>
          </table:table-cell>
          <table:table-cell table:style-name="ce39" table:content-validation-name="val3" office:value-type="float" office:value="3">
            <text:p>3</text:p>
          </table:table-cell>
          <table:table-cell table:style-name="ce43" table:content-validation-name="val4" office:value-type="string">
            <text:p>Mario Batres</text:p>
          </table:table-cell>
          <table:table-cell table:style-name="ce47" table:content-validation-name="val5" office:value-type="string">
            <text:p>Terminado</text:p>
          </table:table-cell>
          <table:table-cell table:style-name="ce51"/>
          <table:table-cell table:style-name="ce55" table:formula="of:=IF([.M47]=&quot;Terminado&quot;;IF([.L47]=&quot;Daniel Castillo&quot;;[.K47]+10;IF([.L47]=&quot;Mario Batres&quot;;[.K47]+20;0));0)" office:value-type="float" office:value="23">
            <text:p>23</text:p>
          </table:table-cell>
        </table:table-row>
        <table:table-row table:style-name="ro10">
          <table:table-cell/>
          <table:table-cell table:style-name="ce14" table:number-columns-repeated="4"/>
          <table:table-cell table:style-name="ce23" office:value-type="string">
            <text:p>Total</text:p>
          </table:table-cell>
          <table:table-cell table:style-name="ce14" table:formula="of:=SUM([.G5:.G47])" office:value-type="float" office:value="165">
            <text:p>165</text:p>
          </table:table-cell>
          <table:table-cell table:style-name="ce14" table:formula="of:=SUM([.H5:.H47])" office:value-type="float" office:value="55">
            <text:p>55</text:p>
          </table:table-cell>
          <table:table-cell table:style-name="ce14" table:formula="of:=SUM([.I5:.I47])" office:value-type="float" office:value="162.5">
            <text:p>162.5</text:p>
          </table:table-cell>
          <table:table-cell table:style-name="ce14" table:formula="of:=SUM([.J5:.J47])" office:value-type="float" office:value="54.1666666666667">
            <text:p>54.17</text:p>
          </table:table-cell>
          <table:table-cell table:style-name="ce14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11">
          <table:table-cell/>
          <table:table-cell table:style-name="Default" table:number-columns-repeated="4"/>
          <table:table-cell table:style-name="ce9" office:value-type="string">
            <text:p>Número de sprint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Horas reales</text:p>
          </table:table-cell>
          <table:table-cell table:style-name="ce9" office:value-type="string">
            <text:p>Días real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1</text:p>
          </table:table-cell>
          <table:table-cell table:style-name="ce30" table:formula="of:=SUMIF([.K5:.K46];1;[.G5:.G46])" office:value-type="float" office:value="99">
            <text:p>99</text:p>
          </table:table-cell>
          <table:table-cell table:style-name="ce32" table:formula="of:=SUMIF([.K5:.K46];1;[.H5:.H46])" office:value-type="float" office:value="33">
            <text:p>33</text:p>
          </table:table-cell>
          <table:table-cell table:style-name="ce32" table:formula="of:=SUMIF([.K5:.K46];1;[.I5:.I46])" office:value-type="float" office:value="99">
            <text:p>99</text:p>
          </table:table-cell>
          <table:table-cell table:style-name="ce32" table:formula="of:=SUMIF([.K5:.K46];1;[.J5:.J46])" office:value-type="float" office:value="33">
            <text:p>33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5" office:value-type="string">
            <text:p>Sprint 2</text:p>
          </table:table-cell>
          <table:table-cell table:style-name="ce31" table:formula="of:=SUMIF([.K5:.K46];2;[.G5:.G46])" office:value-type="float" office:value="47">
            <text:p>47</text:p>
          </table:table-cell>
          <table:table-cell table:style-name="ce31" table:formula="of:=SUMIF([.K5:.K46];2;[.H5:.H46])" office:value-type="float" office:value="15.6666666666667">
            <text:p>15.67</text:p>
          </table:table-cell>
          <table:table-cell table:style-name="ce31" table:formula="of:=SUMIF([.K5:.K46];2;[.I5:.I46])" office:value-type="float" office:value="7.5">
            <text:p>7.5</text:p>
          </table:table-cell>
          <table:table-cell table:style-name="ce31" table:formula="of:=SUMIF([.K5:.K46];2;[.J5:.J46])" office:value-type="float" office:value="2.5">
            <text:p>2.5</text:p>
          </table:table-cell>
          <table:table-cell table:style-name="Default" table:number-columns-repeated="5"/>
        </table:table-row>
        <table:table-row table:style-name="ro12">
          <table:table-cell/>
          <table:table-cell table:style-name="Default" table:number-columns-repeated="4"/>
          <table:table-cell table:style-name="ce24" office:value-type="string">
            <text:p>Sprint 3</text:p>
          </table:table-cell>
          <table:table-cell table:style-name="ce32" table:formula="of:=SUMIF([.K5:.K46];3;[.G5:.G46])" office:value-type="float" office:value="14">
            <text:p>14</text:p>
          </table:table-cell>
          <table:table-cell table:style-name="ce32" table:formula="of:=SUMIF([.K5:.K46];3;[.H5:.H46])" office:value-type="float" office:value="4.66666666666667">
            <text:p>4.67</text:p>
          </table:table-cell>
          <table:table-cell table:style-name="ce32" table:formula="of:=SUMIF([.K5:.K47];3;[.I5:.I47])" office:value-type="float" office:value="56">
            <text:p>56</text:p>
          </table:table-cell>
          <table:table-cell table:style-name="ce32" table:formula="of:=SUMIF([.K5:.K46];3;[.J5:.J46])" office:value-type="float" office:value="17.3333333333333">
            <text:p>17.33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5" office:value-type="string">
            <text:p>Sprint 4</text:p>
          </table:table-cell>
          <table:table-cell table:style-name="ce31" table:formula="of:=SUMIF([.K5:.K46];4;[.G5:.G46])" office:value-type="float" office:value="0">
            <text:p>0</text:p>
          </table:table-cell>
          <table:table-cell table:style-name="ce31" table:formula="of:=SUMIF([.K5:.K46];4;[.H5:.H46])" office:value-type="float" office:value="0">
            <text:p>0</text:p>
          </table:table-cell>
          <table:table-cell table:style-name="ce31" table:formula="of:=SUMIF([.K5:.K46];4;[.I5:.I46])" office:value-type="float" office:value="0">
            <text:p>0</text:p>
          </table:table-cell>
          <table:table-cell table:style-name="ce31" table:formula="of:=SUMIF([.K5:.K46];4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5</text:p>
          </table:table-cell>
          <table:table-cell table:style-name="ce32" table:formula="of:=SUMIF([.K5:.K46];5;[.G5:.G46])" office:value-type="float" office:value="0">
            <text:p>0</text:p>
          </table:table-cell>
          <table:table-cell table:style-name="ce32" table:formula="of:=SUMIF([.K5:.K46];5;[.H5:.H46])" office:value-type="float" office:value="0">
            <text:p>0</text:p>
          </table:table-cell>
          <table:table-cell table:style-name="ce32" table:formula="of:=SUMIF([.K5:.K46];5;[.I5:.I46])" office:value-type="float" office:value="0">
            <text:p>0</text:p>
          </table:table-cell>
          <table:table-cell table:style-name="ce32" table:formula="of:=SUMIF([.K5:.K46];5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10">
          <table:table-cell/>
          <table:table-cell table:style-name="Default" table:number-columns-repeated="4"/>
          <table:table-cell table:style-name="ce23" office:value-type="string">
            <text:p>Total</text:p>
          </table:table-cell>
          <table:table-cell table:style-name="ce14" table:formula="of:=SUM([.G51:.G55])" office:value-type="float" office:value="160">
            <text:p>160</text:p>
          </table:table-cell>
          <table:table-cell table:style-name="ce14" table:formula="of:=SUM([.H51:.H55])" office:value-type="float" office:value="53.3333333333333">
            <text:p>53.33</text:p>
          </table:table-cell>
          <table:table-cell table:style-name="ce14" table:formula="of:=SUM([.I51:.I55])" office:value-type="float" office:value="162.5">
            <text:p>162.5</text:p>
          </table:table-cell>
          <table:table-cell table:style-name="ce14" table:formula="of:=SUM([.J51:.J55])" office:value-type="float" office:value="52.8333333333333">
            <text:p>52.83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11">
          <table:table-cell/>
          <table:table-cell table:style-name="Default" table:number-columns-repeated="4"/>
          <table:table-cell table:style-name="ce9" office:value-type="string">
            <text:p>Número de sprint</text:p>
          </table:table-cell>
          <table:table-cell table:style-name="ce9" office:value-type="string">
            <text:p>Daniel Castillo</text:p>
          </table:table-cell>
          <table:table-cell table:style-name="ce9" office:value-type="string">
            <text:p>Mario Batre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1</text:p>
          </table:table-cell>
          <table:table-cell table:style-name="ce30" table:formula="of:=SUMIF([.O5:.O46];11;[.I5:.I46])" office:value-type="float" office:value="66">
            <text:p>66</text:p>
          </table:table-cell>
          <table:table-cell table:style-name="ce32" table:formula="of:=SUMIF([.O5:.O46];21;[.I5:.I46])" office:value-type="float" office:value="18">
            <text:p>18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5" office:value-type="string">
            <text:p>Sprint 2</text:p>
          </table:table-cell>
          <table:table-cell table:style-name="ce31" table:formula="of:=SUMIF([.O5:.O46];12;[.I5:.I46])" office:value-type="float" office:value="7.5">
            <text:p>7.5</text:p>
          </table:table-cell>
          <table:table-cell table:style-name="ce31" table:formula="of:=SUMIF([.O5:.O46];22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3</text:p>
          </table:table-cell>
          <table:table-cell table:style-name="ce32" table:formula="of:=SUMIF([.O5:.O46];13;[.I5:.I46])" office:value-type="float" office:value="0">
            <text:p>0</text:p>
          </table:table-cell>
          <table:table-cell table:style-name="ce32" table:formula="of:=SUMIF([.O5:.O46];23;[.I5:.I46])" office:value-type="float" office:value="52">
            <text:p>5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5" office:value-type="string">
            <text:p>Sprint 4</text:p>
          </table:table-cell>
          <table:table-cell table:style-name="ce31" table:formula="of:=SUMIF([.O5:.O46];14;[.I5:.I46])" office:value-type="float" office:value="0">
            <text:p>0</text:p>
          </table:table-cell>
          <table:table-cell table:style-name="ce31" table:formula="of:=SUMIF([.O5:.O46];24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5</text:p>
          </table:table-cell>
          <table:table-cell table:style-name="ce32" table:formula="of:=SUMIF([.O5:.O46];15;[.I5:.I46])" office:value-type="float" office:value="0">
            <text:p>0</text:p>
          </table:table-cell>
          <table:table-cell table:style-name="ce32" table:formula="of:=SUMIF([.O5:.O46];25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0">
          <table:table-cell/>
          <table:table-cell table:style-name="Default" table:number-columns-repeated="4"/>
          <table:table-cell table:style-name="ce23" office:value-type="string">
            <text:p>Total</text:p>
          </table:table-cell>
          <table:table-cell table:style-name="ce14" table:formula="of:=SUM([.G59:.G63])" office:value-type="float" office:value="73.5">
            <text:p>73.5</text:p>
          </table:table-cell>
          <table:table-cell table:style-name="ce14" table:formula="of:=SUM([.H59:.H63])" office:value-type="float" office:value="70">
            <text:p>70</text:p>
          </table:table-cell>
          <table:table-cell table:style-name="Default" table:number-columns-repeated="7"/>
        </table:table-row>
      </table:table>
      <table:database-ranges>
        <table:database-range table:name="Prioridad" table:target-range-address="Backlog.C5:Backlog.C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0:17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10-04-12T12:16:01.05</meta:creation-date>
    <dc:date>2011-01-06T10:17:09</dc:date>
    <dc:creator>Mario Batres</dc:creator>
    <meta:editing-duration>PT19H21M08S</meta:editing-duration>
    <meta:editing-cycles>48</meta:editing-cycles>
    <meta:generator>OpenOffice.org/3.1$Unix OpenOffice.org_project/310m19$Build-9420</meta:generator>
    <meta:document-statistic meta:table-count="2" meta:cell-count="640" meta:object-count="0"/>
  </office:meta>
</office:document-meta>
</file>